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16d948" officeooo:paragraph-rsid="0016d948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Standard">
      <style:text-properties officeooo:rsid="0016d948" officeooo:paragraph-rsid="0016d948"/>
    </style:style>
    <style:style style:name="P4" style:family="paragraph" style:parent-style-name="Text_20_body">
      <style:text-properties officeooo:rsid="0016d948" officeooo:paragraph-rsid="0016d948"/>
    </style:style>
    <style:style style:name="P5" style:family="paragraph" style:parent-style-name="Text_20_body">
      <style:text-properties officeooo:paragraph-rsid="0016efc5"/>
    </style:style>
    <style:style style:name="T1" style:family="text">
      <style:text-properties officeooo:rsid="0016d948"/>
    </style:style>
    <style:style style:name="T2" style:family="text">
      <style:text-properties officeooo:rsid="0016efc5"/>
    </style:style>
    <style:style style:name="T3" style:family="text">
      <style:text-properties fo:font-weight="normal" officeooo:rsid="0016efc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Синтаксис языка Basm</text:h>
      <text:p text:style-name="P4">Язык <text:span text:style-name="Strong_20_Emphasis">Basm</text:span> - <text:span text:style-name="Strong_20_Emphasis">Assembler</text:span>-подобный язык</text:p>
      <text:p text:style-name="Text_20_body">Каждая команда заканчивается символом "<text:span text:style-name="Strong_20_Emphasis">;</text:span>"<text:line-break/>Типы данных - <text:span text:style-name="Strong_20_Emphasis">float, int, string, bool, stack</text:span><text:line-break/>Возможно явное приведение типов данных функциями <text:span text:style-name="Strong_20_Emphasis">float(), int(), str(), bool()</text:span>.</text:p>
      <text:h text:style-name="Heading_20_3" text:outline-level="3"><text:bookmark text:name="user-content-пример-явного-преобрзования-типов"/>Пример явного преобрзования типов</text:h>
      <text:p text:style-name="Preformatted_20_Text"><text:span text:style-name="Source_20_Text">string buf;</text:span></text:p>
      <text:p text:style-name="Preformatted_20_Text"><text:span text:style-name="Source_20_Text">int a;</text:span></text:p>
      <text:p text:style-name="P2"><text:span text:style-name="Source_20_Text">a = int(buf);</text:span></text:p>
      <text:h text:style-name="Heading_20_3" text:outline-level="3"><text:bookmark text:name="user-content-синтаксис-условной-дизъюнкции"/>Синтаксис условной дизъюнкции</text:h>
      <text:p text:style-name="P2"><text:span text:style-name="Source_20_Text">[goto(#mark1)/print("text1"), (&lt;условие&gt;), goto(#mark2)/print("text2")];</text:span></text:p>
      <text:p text:style-name="Text_20_body">В случае, когда условие истинно, выполняется команда слева от условия (<text:span text:style-name="Strong_20_Emphasis">goto(#mark1)</text:span>, либо <text:span text:style-name="Strong_20_Emphasis">print("text1")</text:span>). В противном случае выполняется команда справа.<text:line-break/>В условии обязательны скобки для каждой элементарной операции, а также для каждого операнда перед логической операцией (см. ниже)</text:p>
      <text:p text:style-name="Text_20_body">Логические операторы: <text:span text:style-name="Strong_20_Emphasis">AND, OR, XOR, NOT</text:span></text:p>
      <text:h text:style-name="Heading_20_3" text:outline-level="3"><text:bookmark text:name="user-content-пример-логического-выражения"/>Пример логического выражения</text:h>
      <text:p text:style-name="Preformatted_20_Text"><text:span text:style-name="Source_20_Text">bool b</text:span></text:p>
      <text:p text:style-name="P2"><text:span text:style-name="Source_20_Text">b = ((True)AND(False));</text:span></text:p>
      <text:p text:style-name="Text_20_body">Метка объявляется следующим образом:</text:p>
      <text:h text:style-name="Heading_20_3" text:outline-level="3"><text:bookmark text:name="user-content-пример-метки"/>Пример метки</text:h>
      <text:p text:style-name="P2"><text:span text:style-name="Source_20_Text">#mark1:</text:span></text:p>
      <text:p text:style-name="Text_20_body">Оператор goto позволяет перейти к метке, объявленной в любом месте программы:</text:p>
      <text:h text:style-name="Heading_20_3" text:outline-level="3"><text:bookmark text:name="user-content-пример-использования-оператора-goto"/>Пример использования оператора goto</text:h>
      <text:p text:style-name="P2"><text:span text:style-name="Source_20_Text">goto(#mark);</text:span></text:p>
      <text:h text:style-name="Heading_20_3" text:outline-level="3"><text:bookmark text:name="user-content-условная-дизъюнкция"/>Условная дизъюнкция</text:h>
      <text:p text:style-name="P2"><text:span text:style-name="Source_20_Text">[goto(#left), (4 &gt; 5), goto(#right];</text:span></text:p>
      <text:p text:style-name="Text_20_body">В данном случае интерпретатор перейдет к метке <text:span text:style-name="Strong_20_Emphasis">#right</text:span><text:line-break/>Как было сказано выше, скобки обязательны для каждой элементарной операции. Приведем пример корректного арифметического выражения</text:p>
      <text:h text:style-name="Heading_20_3" text:outline-level="3"><text:bookmark text:name="user-content-корректное-арифметическое-выражение"/>Корректное арифметическое выражение</text:h>
      <text:p text:style-name="Preformatted_20_Text"><text:span text:style-name="Source_20_Text">float res; </text:span></text:p>
      <text:p text:style-name="P2"><text:span text:style-name="Source_20_Text">res = (((5^2) + 4) - 3);</text:span></text:p>
      <text:p text:style-name="P5"><text:soft-page-break/>Арифметические операции: <text:span text:style-name="Strong_20_Emphasis">+</text:span>, <text:span text:style-name="Strong_20_Emphasis">-</text:span>, <text:span text:style-name="Strong_20_Emphasis">*</text:span>, <text:span text:style-name="Strong_20_Emphasis">/</text:span>, <text:span text:style-name="Strong_20_Emphasis">^, </text:span><text:span text:style-name="Strong_20_Emphasis"><text:span text:style-name="T3">@</text:span></text:span></text:p>
      <text:p text:style-name="P5"><text:span text:style-name="Strong_20_Emphasis"><text:span text:style-name="T3">@ - целочисленное деление</text:span></text:span><text:line-break/>Оператор <text:span text:style-name="Strong_20_Emphasis">print</text:span> печатает выражение на экран</text:p>
      <text:h text:style-name="Heading_20_3" text:outline-level="3"><text:bookmark text:name="user-content-пример-использования-print"/>Пример использования print</text:h>
      <text:p text:style-name="P2"><text:span text:style-name="Source_20_Text">print("Hello world!\n");</text:span></text:p>
      <text:p text:style-name="Text_20_body"><text:span text:style-name="Emphasis">Примечание</text:span>: русский язык не поддерживается<text:line-break/>Оператор <text:span text:style-name="Strong_20_Emphasis">len</text:span> позволяет вычислить длину строки</text:p>
      <text:h text:style-name="Heading_20_3" text:outline-level="3"><text:bookmark text:name="user-content-пример-использования-len"/>Пример использования len</text:h>
      <text:p text:style-name="Preformatted_20_Text"><text:span text:style-name="Source_20_Text">int a; </text:span></text:p>
      <text:p text:style-name="Preformatted_20_Text"><text:span text:style-name="Source_20_Text">string buf; </text:span></text:p>
      <text:p text:style-name="Preformatted_20_Text"><text:span text:style-name="Source_20_Text">buf = "Hello world!";</text:span></text:p>
      <text:p text:style-name="P2"><text:span text:style-name="Source_20_Text">a = len(buf);</text:span></text:p>
      <text:p text:style-name="Text_20_body"><text:span text:style-name="Emphasis">Примечание</text:span>: использование len возможно только после переменной и знака присваивания<text:line-break/>Оператор <text:span text:style-name="Strong_20_Emphasis">index</text:span> позволяет определить индекс первого вхождения подстроки в строку</text:p>
      <text:h text:style-name="Heading_20_3" text:outline-level="3"><text:bookmark text:name="user-content-синтаксис-index"/>Синтаксис index</text:h>
      <text:p text:style-name="P2"><text:span text:style-name="Source_20_Text">index(&lt;строка&gt;, &lt;подстрока&gt;);</text:span></text:p>
      <text:h text:style-name="Heading_20_3" text:outline-level="3"><text:bookmark text:name="user-content-пример-использования-index"/>Пример использования index</text:h>
      <text:p text:style-name="Preformatted_20_Text"><text:span text:style-name="Source_20_Text">int a;</text:span></text:p>
      <text:p text:style-name="P2"><text:span text:style-name="Source_20_Text">a = index("banana", "nan");</text:span></text:p>
      <text:p text:style-name="Text_20_body">В случае отсуствия вхождения <text:span text:style-name="Strong_20_Emphasis">index</text:span> возвращает -1.<text:line-break/>Как и для оператора <text:span text:style-name="Strong_20_Emphasis">len</text:span>, использование <text:span text:style-name="Strong_20_Emphasis">index</text:span> возможно только после переменной и знака присваивания<text:line-break/>Оператор <text:span text:style-name="Strong_20_Emphasis">is_letter</text:span> возвращает True в случае, когда аргумент является буквкой и False в противном случае</text:p>
      <text:h text:style-name="Heading_20_3" text:outline-level="3"><text:bookmark text:name="user-content-синтаксис-is_letter"/>Синтаксис is_letter</text:h>
      <text:p text:style-name="P2"><text:span text:style-name="Source_20_Text">is_letter(&lt;символ&gt;)</text:span></text:p>
      <text:h text:style-name="Heading_20_3" text:outline-level="3"><text:bookmark text:name="user-content-пример-использования-is_letter"/>Пример использования is_letter</text:h>
      <text:p text:style-name="Preformatted_20_Text"><text:span text:style-name="Source_20_Text">bool a;</text:span></text:p>
      <text:p text:style-name="Preformatted_20_Text"><text:span text:style-name="Source_20_Text">a = is_letter("b");</text:span></text:p>
      <text:p text:style-name="Preformatted_20_Text"><text:span text:style-name="Source_20_Text">string buf;</text:span></text:p>
      <text:p text:style-name="Preformatted_20_Text"><text:span text:style-name="Source_20_Text">buf = str(a);</text:span></text:p>
      <text:p text:style-name="Preformatted_20_Text"><text:span text:style-name="Source_20_Text">print(buf);</text:span></text:p>
      <text:p text:style-name="P2"><text:span text:style-name="Source_20_Text">print("\n");</text:span></text:p>
      <text:p text:style-name="Text_20_body">Аналогично работает оператор <text:span text:style-name="Strong_20_Emphasis">is_digit</text:span>, возвращающий значение True в случае, когда символ является цифрой и возвращающий False в противном случае. Оператор <text:span text:style-name="Strong_20_Emphasis">push</text:span> позволяет положить переменную любого типа в стек</text:p>
      <text:h text:style-name="Heading_20_3" text:outline-level="3"><text:bookmark text:name="user-content-пример-использования-push"/><text:soft-page-break/>Пример использования push</text:h>
      <text:p text:style-name="P2"><text:span text:style-name="Source_20_Text">push(100);</text:span></text:p>
      <text:p text:style-name="Text_20_body">Оператор <text:span text:style-name="Strong_20_Emphasis">pop</text:span> позволяет достать содержимое с вершины стека.<text:line-break/>При этом переменная соответствующего типа передается оператору pop в качестве аргумента</text:p>
      <text:h text:style-name="Heading_20_3" text:outline-level="3"><text:bookmark text:name="user-content-пример-использования-pop-для-того-чтобы-достать-с-вершины-стека-число-100"/>Пример использования pop для того, чтобы достать с вершины стека число 100</text:h>
      <text:p text:style-name="Preformatted_20_Text"><text:span text:style-name="Source_20_Text">int a; </text:span></text:p>
      <text:p text:style-name="P2"><text:span text:style-name="Source_20_Text">pop(a);</text:span></text:p>
      <text:p text:style-name="Text_20_body">Теперь в переменной a находится число 100 Специальный тип stack позволяет определять стек пользовательского типа.<text:line-break/>Чтобы применять к переменной типа stack операции push и pop необходимо после переменной поставить символ "<text:span text:style-name="Strong_20_Emphasis">.</text:span>"</text:p>
      <text:h text:style-name="Heading_20_3" text:outline-level="3"><text:bookmark text:name="user-content-пример-использования-пользовательского-стека"/>Пример использования пользовательского стека</text:h>
      <text:p text:style-name="Preformatted_20_Text"><text:span text:style-name="Source_20_Text">stack my_stack; </text:span></text:p>
      <text:p text:style-name="Preformatted_20_Text"><text:span text:style-name="Source_20_Text">my_stack.push(5);</text:span></text:p>
      <text:p text:style-name="Preformatted_20_Text"><text:span text:style-name="Source_20_Text">my_stack.push("Hello world!"); </text:span></text:p>
      <text:p text:style-name="Preformatted_20_Text"><text:span text:style-name="Source_20_Text">string buf; </text:span></text:p>
      <text:p text:style-name="Preformatted_20_Text"><text:span text:style-name="Source_20_Text">my_stack.pop(buf);</text:span></text:p>
      <text:p text:style-name="Preformatted_20_Text"><text:span text:style-name="Source_20_Text">print(buf);</text:span></text:p>
      <text:p text:style-name="Preformatted_20_Text"><text:span text:style-name="Source_20_Text">print("\n");</text:span></text:p>
      <text:p text:style-name="Preformatted_20_Text"><text:span text:style-name="Source_20_Text">int a; </text:span></text:p>
      <text:p text:style-name="Preformatted_20_Text"><text:span text:style-name="Source_20_Text">my_stack.pop(a); </text:span></text:p>
      <text:p text:style-name="Preformatted_20_Text"><text:span text:style-name="Source_20_Text">buf = str(a); </text:span></text:p>
      <text:p text:style-name="Preformatted_20_Text"><text:span text:style-name="Source_20_Text">print(buf);</text:span></text:p>
      <text:p text:style-name="P2"><text:span text:style-name="Source_20_Text">print("\n");</text:span></text:p>
      <text:p text:style-name="Text_20_body">Операция <text:span text:style-name="Strong_20_Emphasis">SET_SOURCE("&lt;файл&gt;")</text:span> открывает системный файл на чтение</text:p>
      <text:h text:style-name="Heading_20_3" text:outline-level="3"><text:bookmark text:name="user-content-пример-использования-set_source"/>Пример использования SET_SOURCE</text:h>
      <text:p text:style-name="P2"><text:span text:style-name="Source_20_Text">SET_SOURCE("program.b");</text:span></text:p>
      <text:p text:style-name="Text_20_body">Операция <text:span text:style-name="Strong_20_Emphasis">SET_DEST("&lt;файл&gt;")</text:span> открывает системный файл на запись<text:line-break/>Операция <text:span text:style-name="Strong_20_Emphasis">UNSET_SOURCE()</text:span> закрывает системный файл, открытый на чтение<text:line-break/>Операция <text:span text:style-name="Strong_20_Emphasis">UNSET_DEST()</text:span> закрывает системный файл, открытый на запись</text:p>
      <text:p text:style-name="Text_20_body"><text:span text:style-name="Emphasis">Примечание</text:span>: единовременно может быть открыт только один системный файл на запись и один системный файл на чтение</text:p>
      <text:p text:style-name="Text_20_body">Операция <text:span text:style-name="Strong_20_Emphasis">next_command(&lt;переменная типа string&gt;)</text:span> позволяет считать очередную команду из системного файла до символа "<text:span text:style-name="Strong_20_Emphasis">;</text:span>"<text:line-break/>Операция <text:span text:style-name="Strong_20_Emphasis">send_command(&lt;переменная типа string&gt;)</text:span> позволяет послать очередную команду на запись</text:p>
      <text:h text:style-name="Heading_20_3" text:outline-level="3"><text:bookmark text:name="user-content-пример-считывания-и-пересылки-команды"/>Пример считывания и пересылки команды</text:h>
      <text:p text:style-name="Preformatted_20_Text"><text:span text:style-name="Source_20_Text">SET_SOURCE("program.b");</text:span></text:p>
      <text:p text:style-name="Preformatted_20_Text"><text:span text:style-name="Source_20_Text">SET_DEST("program.basm");</text:span></text:p>
      <text:p text:style-name="Preformatted_20_Text"><text:span text:style-name="Source_20_Text">string command; </text:span></text:p>
      <text:p text:style-name="Preformatted_20_Text"><text:soft-page-break/><text:span text:style-name="Source_20_Text">next_command(command);</text:span></text:p>
      <text:p text:style-name="Preformatted_20_Text"><text:span text:style-name="Source_20_Text">send_command(command);</text:span></text:p>
      <text:p text:style-name="Preformatted_20_Text"><text:span text:style-name="Source_20_Text">UNSET_SOURCE();</text:span></text:p>
      <text:p text:style-name="P2"><text:span text:style-name="Source_20_Text">USET_DEST();</text:span></text:p>
      <text:p text:style-name="Text_20_body">Оператор <text:span text:style-name="Strong_20_Emphasis">UNDEFINE(&lt;переменная&gt;)</text:span> сообщает <text:span text:style-name="T1">компилятору</text:span> о том, что необходимо "забыть" о существовании переменной<text:line-break/>Логические значения: <text:span text:style-name="Strong_20_Emphasis">True</text:span> и <text:span text:style-name="Strong_20_Emphasis">False</text:span><text:line-break/>Операции сравнения: <text:span text:style-name="Strong_20_Emphasis">&lt;, &lt;=, ==, &gt;=, &gt;</text:span><text:line-break/>Примечание: операция "!=" отсутствует. Вместо этого стоит использовать оператор <text:span text:style-name="Strong_20_Emphasis">NOT</text:span></text:p>
      <text:h text:style-name="Heading_20_3" text:outline-level="3"><text:bookmark text:name="user-content-пример-условия-неравенства"/>Пример условия неравенства</text:h>
      <text:p text:style-name="Preformatted_20_Text"><text:span text:style-name="Source_20_Text">int a; </text:span></text:p>
      <text:p text:style-name="Preformatted_20_Text"><text:span text:style-name="Source_20_Text">int b; </text:span></text:p>
      <text:p text:style-name="Preformatted_20_Text"><text:span text:style-name="Source_20_Text">a = 5; </text:span></text:p>
      <text:p text:style-name="Preformatted_20_Text"><text:span text:style-name="Source_20_Text">b = 10;</text:span></text:p>
      <text:p text:style-name="P2"><text:span text:style-name="Source_20_Text">[goto(#left), (NOT(a == b)), goto(#right)];</text:span></text:p>
      <text:p text:style-name="Text_20_body">Для ввода данных используется оператор <text:span text:style-name="Strong_20_Emphasis">input</text:span></text:p>
      <text:h text:style-name="Heading_20_3" text:outline-level="3"><text:bookmark text:name="user-content-пример-использования-input"/>Пример использования input</text:h>
      <text:p text:style-name="Preformatted_20_Text"><text:span text:style-name="Source_20_Text">string buf; </text:span></text:p>
      <text:p text:style-name="P2"><text:span text:style-name="Source_20_Text">input(buf);</text:span></text:p>
      <text:p text:style-name="Text_20_body">Поскольку модули трансляции новых конструкций языка B на язык Basm пишутся либо на языке Basm, либо на старых конструкциях языка B, то внутри этих модулей необходимо знать путь к файлу-источнику и к файлу назначения. Для определения этих путей используются операторы <text:span text:style-name="Strong_20_Emphasis">get_root_source</text:span> и <text:span text:style-name="Strong_20_Emphasis">get_root_dest</text:span></text:p>
      <text:h text:style-name="Heading_20_3" text:outline-level="3"><text:bookmark text:name="user-content-пример-использования-get_root_source-и-get_root_dest"/>Пример использования get_root_source и get_root_dest</text:h>
      <text:p text:style-name="Preformatted_20_Text"><text:span text:style-name="Source_20_Text">string a;</text:span></text:p>
      <text:p text:style-name="Preformatted_20_Text"><text:span text:style-name="Source_20_Text">get_root_source(a);</text:span></text:p>
      <text:p text:style-name="Preformatted_20_Text"><text:span text:style-name="Source_20_Text">print(a);</text:span></text:p>
      <text:p text:style-name="Preformatted_20_Text"><text:span text:style-name="Source_20_Text">print("\n");</text:span></text:p>
      <text:p text:style-name="Preformatted_20_Text"><text:span text:style-name="Source_20_Text">get_root_dest(a);</text:span></text:p>
      <text:p text:style-name="Preformatted_20_Text"><text:span text:style-name="Source_20_Text">print(a);</text:span></text:p>
      <text:p text:style-name="P2"><text:span text:style-name="Source_20_Text">print("\n");</text:span></text:p>
      <text:p text:style-name="Text_20_body">Операция <text:span text:style-name="Strong_20_Emphasis">SEND_DEST("&lt;имя файла&gt;")</text:span> пересылает файл с именем "program.basm"<text:line-break/>(траслированный с языка B файл) из папки benv по пути назначения, присваивая ему имя &lt;имя файла&gt;</text:p>
      <text:h text:style-name="Heading_20_3" text:outline-level="3"><text:bookmark text:name="user-content-пример-использования-send_dest"/>Пример использования SEND_DEST</text:h>
      <text:p text:style-name="P2"><text:span text:style-name="Source_20_Text">SEND_DEST("res.basm");</text:span></text:p>
      <text:p text:style-name="Text_20_body">Операция <text:span text:style-name="Strong_20_Emphasis">DEL_DEST("&lt;файл&gt;")</text:span> удаляет файл по пути, указанному в качестве аргумента, в случае, когда этот файл существует</text:p>
      <text:h text:style-name="Heading_20_3" text:outline-level="3"><text:bookmark text:name="user-content-пример-использования-del_dest"/>Пример использования DEL_DEST</text:h>
      <text:p text:style-name="P2"><text:span text:style-name="Source_20_Text">DEL_DEST("benv/res.b");</text:span></text:p>
      <text:p text:style-name="Text_20_body"><text:soft-page-break/>Оператор <text:span text:style-name="Strong_20_Emphasis">REROUTE()</text:span> меняет местами файл-источник и файл назначения</text:p>
      <text:h text:style-name="Heading_20_3" text:outline-level="3"><text:bookmark text:name="user-content-пример-использования-reroute"/>Пример использования REROUTE</text:h>
      <text:p text:style-name="P2"><text:span text:style-name="Source_20_Text">REROUTE();</text:span></text:p>
      <text:p text:style-name="Text_20_body">Оператор <text:span text:style-name="Strong_20_Emphasis">RESET_SOURCE()</text:span> сбрасывает счетчик команд файла-источника и позволяет прочесть файл сначала</text:p>
      <text:h text:style-name="Heading_20_3" text:outline-level="3"><text:bookmark text:name="user-content-пример-использования-reset_source"/>Пример использования RESET_SOURCE()</text:h>
      <text:p text:style-name="P2"><text:span text:style-name="Source_20_Text">RESET_SOURCE()</text:span></text:p>
      <text:p text:style-name="Text_20_body">Пробелы, символы табуляции и перехода на следующую строку игнорируются<text:line-break/>Комментарии запрещены<text:line-break/>Приведем пример программы на языке Basm</text:p>
      <text:h text:style-name="Heading_20_3" text:outline-level="3"><text:bookmark text:name="user-content-пример-программы-решения-квадратных-уравнений-на-языке-basm"/>Пример программы решения квадратных уравнений на языке Basm</text:h>
      <text:p text:style-name="Preformatted_20_Text"><text:span text:style-name="Source_20_Text">print("Solving equation of the form ax^2 + bx + c = 0\n");</text:span></text:p>
      <text:p text:style-name="Preformatted_20_Text"><text:span text:style-name="Source_20_Text">#begin:</text:span></text:p>
      <text:p text:style-name="Preformatted_20_Text"><text:span text:style-name="Source_20_Text">print("Input a\n");</text:span></text:p>
      <text:p text:style-name="Preformatted_20_Text"><text:span text:style-name="Source_20_Text">float a;</text:span></text:p>
      <text:p text:style-name="Preformatted_20_Text"><text:span text:style-name="Source_20_Text">string buf;</text:span></text:p>
      <text:p text:style-name="Preformatted_20_Text"><text:span text:style-name="Source_20_Text">input(buf);</text:span></text:p>
      <text:p text:style-name="Preformatted_20_Text"><text:span text:style-name="Source_20_Text">a = float(buf);</text:span></text:p>
      <text:p text:style-name="Preformatted_20_Text"><text:span text:style-name="Source_20_Text">print("Input b\n");</text:span></text:p>
      <text:p text:style-name="Preformatted_20_Text"><text:span text:style-name="Source_20_Text">float b;</text:span></text:p>
      <text:p text:style-name="Preformatted_20_Text"><text:span text:style-name="Source_20_Text">input(buf);</text:span></text:p>
      <text:p text:style-name="Preformatted_20_Text"><text:span text:style-name="Source_20_Text">b = float(buf);</text:span></text:p>
      <text:p text:style-name="Preformatted_20_Text"><text:span text:style-name="Source_20_Text">print("Input c\n");</text:span></text:p>
      <text:p text:style-name="Preformatted_20_Text"><text:span text:style-name="Source_20_Text">float c;</text:span></text:p>
      <text:p text:style-name="Preformatted_20_Text"><text:span text:style-name="Source_20_Text">input(buf);</text:span></text:p>
      <text:p text:style-name="Preformatted_20_Text"><text:span text:style-name="Source_20_Text">c = float(buf);</text:span></text:p>
      <text:p text:style-name="Preformatted_20_Text"><text:span text:style-name="Source_20_Text">float d;</text:span></text:p>
      <text:p text:style-name="Preformatted_20_Text"><text:span text:style-name="Source_20_Text">d = ((b^2) - ((4*a)*c));</text:span></text:p>
      <text:p text:style-name="Preformatted_20_Text"><text:span text:style-name="Source_20_Text">float x1;</text:span></text:p>
      <text:p text:style-name="Preformatted_20_Text"><text:span text:style-name="Source_20_Text">float x2;</text:span></text:p>
      <text:p text:style-name="Preformatted_20_Text"><text:span text:style-name="Source_20_Text">[print(""), (d &gt;= 0), goto(#no_solution)];</text:span></text:p>
      <text:p text:style-name="Preformatted_20_Text"><text:span text:style-name="Source_20_Text">x1 = ((((-1)*b) - (d^0.5)) / (2*a));</text:span></text:p>
      <text:p text:style-name="Preformatted_20_Text"><text:span text:style-name="Source_20_Text">x2 = ((((-1)*b) + (d^0.5)) / (2*a));</text:span></text:p>
      <text:p text:style-name="Preformatted_20_Text"><text:span text:style-name="Source_20_Text">print("x1 = ");</text:span></text:p>
      <text:p text:style-name="Preformatted_20_Text"><text:span text:style-name="Source_20_Text">buf = str(x1);</text:span></text:p>
      <text:p text:style-name="Preformatted_20_Text"><text:span text:style-name="Source_20_Text">print(buf);</text:span></text:p>
      <text:p text:style-name="Preformatted_20_Text"><text:span text:style-name="Source_20_Text">print("\n");</text:span></text:p>
      <text:p text:style-name="Preformatted_20_Text"><text:span text:style-name="Source_20_Text">print("x2 = ");</text:span></text:p>
      <text:p text:style-name="Preformatted_20_Text"><text:span text:style-name="Source_20_Text">buf = str(x2);</text:span></text:p>
      <text:p text:style-name="Preformatted_20_Text"><text:span text:style-name="Source_20_Text">print(buf);</text:span></text:p>
      <text:p text:style-name="Preformatted_20_Text"><text:span text:style-name="Source_20_Text">print("\n");</text:span></text:p>
      <text:p text:style-name="Preformatted_20_Text"><text:span text:style-name="Source_20_Text">goto(#end_iter);</text:span></text:p>
      <text:p text:style-name="Preformatted_20_Text"><text:span text:style-name="Source_20_Text">#no_solution:</text:span></text:p>
      <text:p text:style-name="Preformatted_20_Text"><text:span text:style-name="Source_20_Text">print("No solution\n");</text:span></text:p>
      <text:p text:style-name="Preformatted_20_Text"><text:span text:style-name="Source_20_Text">#end_iter:</text:span></text:p>
      <text:p text:style-name="Preformatted_20_Text"><text:span text:style-name="Source_20_Text">print("Exit? y/n\n");</text:span></text:p>
      <text:p text:style-name="Preformatted_20_Text"><text:span text:style-name="Source_20_Text">input(buf);</text:span></text:p>
      <text:p text:style-name="P2"><text:span text:style-name="Source_20_Text">[print(""), ("y" == buf), goto(#begin)];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3:59:49.302333718</meta:creation-date>
    <dc:date>2023-03-08T15:21:42.376227073</dc:date>
    <meta:editing-duration>PT7M2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58" meta:word-count="824" meta:character-count="6334" meta:non-whitespace-character-count="5653"/>
  </office:meta>
</office:document-meta>
</file>